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277cm" svg:height="8.593cm" svg:x="0.1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9-20T16:28:06.099665692</dc:date>
    <meta:editing-duration>PT5M20S</meta:editing-duration>
    <meta:editing-cycles>24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78cm" svg:height="8.594cm" xlink:href="." xlink:type="simple" chart:class="chart:scatter" chart:style-name="ch1">
        <chart:plot-area chart:style-name="ch2" chart:data-source-has-labels="both" svg:x="0.305cm" svg:y="0.171cm" svg:width="14.668cm" svg:height="8.252cm">
          <chartooo:coordinate-region svg:x="0.847cm" svg:y="0.37cm" svg:width="14.032cm" svg:height="7.854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96350734820343">
                <text:p>-0.96350734820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125581039058626">
                <text:p>-0.1255810390586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963507348203432">
                <text:p>0.9635073482034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736249105369357">
                <text:p>0.73624910536935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497379774329711">
                <text:p>0.4973797743297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6.12323399573677E-016">
                <text:p>6.12323399573677E-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125581039058625">
                <text:p>-0.125581039058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250666467128608">
                <text:p>-0.2506664671286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618033988749894">
                <text:p>-0.6180339887498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736249105369355">
                <text:p>-0.7362491053693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851558583130147">
                <text:p>-0.8515585831301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